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widows="0" fo:orphans="0" fo:break-before="page" fo:text-align="justify" style:line-height-at-least="0.2291in"/>
    </style:style>
    <style:style style:name="T2" style:parent-style-name="DefaultParagraphFont" style:family="text">
      <style:text-properties fo:color="#000000" fo:language="lt" fo:country="LT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 fo:language="lt" fo:country="LT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 fo:language="lt" fo:country="LT"/>
    </style:style>
    <style:style style:name="T7" style:parent-style-name="DefaultParagraphFont" style:family="text">
      <style:text-properties fo:color="#000000"/>
    </style:style>
    <style:style style:name="P8" style:parent-style-name="PreformattedText" style:family="paragraph">
      <style:paragraph-properties fo:widows="0" fo:orphans="0" fo:text-align="justify" style:line-height-at-least="0.2291in"/>
    </style:style>
    <style:style style:name="P9" style:parent-style-name="PreformattedText" style:family="paragraph">
      <style:paragraph-properties fo:widows="0" fo:orphans="0" fo:text-align="justify" style:line-height-at-least="0.2291in"/>
    </style:style>
    <style:style style:name="P10" style:parent-style-name="PreformattedText" style:family="paragraph">
      <style:paragraph-properties fo:widows="0" fo:orphans="0" fo:text-align="justify" style:line-height-at-least="0.2291in"/>
    </style:style>
    <style:style style:name="P11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2" style:parent-style-name="PreformattedText" style:family="paragraph">
      <style:paragraph-properties fo:widows="0" fo:orphans="0" fo:text-align="justify" style:line-height-at-least="0.2291in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 fo:language="lt" fo:country="LT"/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 fo:language="lt" fo:country="LT"/>
    </style:style>
    <style:style style:name="P17" style:parent-style-name="PreformattedText" style:family="paragraph">
      <style:paragraph-properties fo:widows="0" fo:orphans="0" fo:text-align="justify" style:line-height-at-least="0.2291in"/>
    </style:style>
    <style:style style:name="P18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9" style:parent-style-name="PreformattedText" style:family="paragraph">
      <style:paragraph-properties fo:widows="0" fo:orphans="0" fo:text-align="justify" style:line-height-at-least="0.2291in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 fo:language="lt" fo:country="LT"/>
    </style:style>
    <style:style style:name="P22" style:parent-style-name="PreformattedText" style:family="paragraph">
      <style:paragraph-properties fo:widows="0" fo:orphans="0" fo:text-align="justify" style:line-height-at-least="0.2291in"/>
    </style:style>
    <style:style style:name="P23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24" style:parent-style-name="PreformattedText" style:family="paragraph">
      <style:paragraph-properties fo:widows="0" fo:orphans="0" fo:text-align="justify" style:line-height-at-least="0.2291in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 fo:language="lt" fo:country="LT"/>
    </style:style>
    <style:style style:name="P27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28" style:parent-style-name="PreformattedText" style:family="paragraph">
      <style:paragraph-properties fo:widows="0" fo:orphans="0" fo:text-align="justify" style:line-height-at-least="0.2291in"/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color="#000000" fo:language="lt" fo:country="LT"/>
    </style:style>
    <style:style style:name="T31" style:parent-style-name="DefaultParagraphFont" style:family="text">
      <style:text-properties fo:color="#000000"/>
    </style:style>
    <style:style style:name="P32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33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34" style:parent-style-name="PreformattedText" style:family="paragraph">
      <style:paragraph-properties fo:widows="0" fo:orphans="0" fo:text-align="justify" style:line-height-at-least="0.2291in"/>
    </style:style>
    <style:style style:name="P35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36" style:parent-style-name="PreformattedText" style:family="paragraph">
      <style:paragraph-properties fo:widows="0" fo:orphans="0" fo:text-align="justify" style:line-height-at-least="0.2291in"/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00000" fo:language="lt" fo:country="LT"/>
    </style:style>
    <style:style style:name="T41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2">ls</text:span><text:span text:style-name="T3">(IOS) <text:s text:c="20"/>Specifica</text:span><text:span text:style-name="T4">t</text:span><text:span text:style-name="T5">ion Document <text:s text:c="21"/></text:span><text:span text:style-name="T6">ls</text:span><text:span text:style-name="T7">(IOS)</text:span></text:p>
      <text:p text:style-name="P8"/>
      <text:p text:style-name="P9"/>
      <text:p text:style-name="P10"/>
      <text:p text:style-name="P11">NAME</text:p>
      <text:p text:style-name="P12"><text:span text:style-name="T13"><text:s text:c="7"/></text:span><text:span text:style-name="T14">ls</text:span><text:span text:style-name="T15"><text:s/>–<text:s/></text:span><text:span text:style-name="T16">Show files and sub-directories in current directory</text:span></text:p>
      <text:p text:style-name="P17"/>
      <text:p text:style-name="P18">SYNOPSIS</text:p>
      <text:p text:style-name="P19"><text:span text:style-name="T20"><text:s text:c="7"/></text:span><text:span text:style-name="T21">ls</text:span></text:p>
      <text:p text:style-name="P22"/>
      <text:p text:style-name="P23">DESCRIPTION</text:p>
      <text:p text:style-name="P24"><text:span text:style-name="T25"><text:s text:c="7"/></text:span><text:span text:style-name="T26">Print sub-directories as „Locations“ list and files as „Items“ list. Should not print hidden files and directories.</text:span></text:p>
      <text:p text:style-name="P27">SEE ALSO</text:p>
      <text:p text:style-name="P28"><text:span text:style-name="T29"><text:s text:c="7"/></text:span><text:span text:style-name="T30">openat</text:span><text:span text:style-name="T31"><text:s/>(system call)</text:span></text:p>
      <text:p text:style-name="P32">REPORTING BUGS</text:p>
      <text:p text:style-name="P33"><text:s text:c="7"/>no<text:s/>known bugs.</text:p>
      <text:p text:style-name="P34"/>
      <text:p text:style-name="P35">AUTHOR</text:p>
      <text:p text:style-name="P36"><text:span text:style-name="T37"><text:tab/></text:span><text:span text:style-name="T38"><text:s text:c="2"/></text:span><text:span text:style-name="T39">Written by<text:s/></text:span><text:span text:style-name="T40">Modestas Jucevičius</text:span><text:span text:style-name="T41">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destas Jucevicius</meta:initial-creator>
    <dc:creator>Modestas Jucevičius</dc:creator>
    <meta:creation-date>2020-04-06T12:50:00Z</meta:creation-date>
    <dc:date>2020-04-06T12:50:00Z</dc:date>
    <meta:template xlink:href="Normal.dotm" xlink:type="simple"/>
    <meta:editing-cycles>2</meta:editing-cycles>
    <meta:editing-duration>PT240S</meta:editing-duration>
    <meta:document-statistic meta:page-count="1" meta:paragraph-count="1" meta:word-count="63" meta:character-count="425" meta:row-count="3" meta:non-whitespace-character-count="363"/>
  </office:meta>
</office:document-meta>
</file>